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2C497233A9006856D9.jpg" manifest:media-type="image/jpeg"/>
  <manifest:file-entry manifest:full-path="Pictures/100002010000012C0000008934A6A7C724567344.png" manifest:media-type="image/png"/>
  <manifest:file-entry manifest:full-path="Pictures/100002010000020A0000011C30706FE310CB0E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10888f" style:font-name="Lohit Punjabi"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10888f" style:font-name="Lohit Punjabi" fo:font-size="44pt" style:font-size-asian="44pt" style:font-size-complex="44pt"/>
    </style:style>
    <style:style style:name="T2" style:family="text">
      <style:text-properties fo:color="#10888f" style:font-name="Lohit Punjabi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6cm" svg:y="1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cm">
          <draw:text-box>
            <text:p><text:span text:style-name="T1">Présentation de l’</text:span></text:p>
            <text:p><text:span text:style-name="T1">Inter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2.386cm" svg:height="12.179cm" svg:x="2.4cm" svg:y="3.8cm" presentation:class="graphic" presentation:user-transformed="true">
          <draw:image xlink:href="Pictures/100002010000020A0000011C30706FE310CB0E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2cm" svg:y="13.094cm" presentation:class="title" presentation:user-transformed="true">
          <draw:text-box>
            <text:p><text:span text:style-name="T2">Fondation Agir Contre l’Exclusion</text:span></text:p>
          </draw:text-box>
        </draw:frame>
        <draw:frame draw:style-name="gr3" draw:text-style-name="P6" draw:layer="layout" svg:width="15.2cm" svg:height="6.94cm" svg:x="6.2cm" svg:y="4.06cm" presentation:class="graphic" presentation:user-transformed="true">
          <draw:image xlink:href="Pictures/100002010000012C0000008934A6A7C7245673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6" draw:layer="layout" svg:width="22.173cm" svg:height="11.087cm" svg:x="3.2cm" svg:y="4cm" presentation:class="graphic" presentation:user-transformed="true">
          <draw:image xlink:href="Pictures/10000000000002580000012C497233A9006856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ohit Punjabi" svg:font-family="'Lohit Punjab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2:14:51.670355053</meta:creation-date>
    <dc:date>2016-11-23T15:40:49.595399918</dc:date>
    <meta:editing-duration>PT6H11M7S</meta:editing-duration>
    <meta:editing-cycles>8</meta:editing-cycles>
    <meta:generator>LibreOffice/5.1.4.2$Linux_X86_64 LibreOffice_project/10m0$Build-2</meta:generator>
    <meta:document-statistic meta:object-count="37"/>
  </office:meta>
</office:document-meta>
</file>